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margin-top="0cm" fo:margin-bottom="0.282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How to create a simple view that returns an HTTP response?</text:span></text:h>
      <text:p text:style-name="Standard"><text:span text:style-name="Strong_20_Emphasis">Answer:</text:span><text:line-break/>To create a simple view, define a function in <text:span text:style-name="Source_20_Text">views.py</text:span> that accepts a <text:span text:style-name="Source_20_Text">request</text:span> and returns an <text:span text:style-name="Source_20_Text">HttpResponse</text:span>. </text:p>
      <text:p text:style-name="Standard"># views.py</text:p>
      <text:p text:style-name="Standard">from django.http import HttpResponse</text:p>
      <text:p text:style-name="Standard"/>
      <text:p text:style-name="Standard">def hello_view(request):</text:p>
      <text:p text:style-name="Standard"><text:s text:c="4"/>return HttpResponse("Hello, Django!"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" fo:font-family="Carlito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3</meta:editing-cycles>
    <meta:creation-date>2025-06-16T14:44:11.283074600</meta:creation-date>
    <meta:editing-duration>PT1M33S</meta:editing-duration>
    <meta:generator>LibreOffice/25.2.4.3$Windows_X86_64 LibreOffice_project/33e196637044ead23f5c3226cde09b47731f7e27</meta:generator>
    <dc:title>Carlito Default</dc:title>
    <dc:date>2025-06-16T14:50:20.965982900</dc:date>
    <meta:document-statistic meta:table-count="0" meta:image-count="0" meta:object-count="0" meta:page-count="1" meta:paragraph-count="6" meta:word-count="41" meta:character-count="284" meta:non-whitespace-character-count="244"/>
    <meta:user-defined meta:name="AppVersion">16.0000</meta:user-defined>
    <meta:template xlink:type="simple" xlink:actuate="onRequest" xlink:title="Carlito Default" xlink:href="file:///C:/Users/Ranjith/AppData/Roaming/LibreOffice/4/user/template/Carlito%20Default.ott" meta:date="2025-06-16T14:44:10.828449300"/>
  </office:meta>
</office:document-meta>
</file>